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666666" draw:marker-start="" draw:marker-start-width="0.438cm" draw:marker-end="" draw:marker-end-width="0.538cm" draw:fill="none" draw:textarea-vertical-align="middle" fo:padding-top="0.204cm" fo:padding-bottom="0.204cm" fo:padding-left="0.329cm" fo:padding-right="0.329cm"/>
      <style:paragraph-properties style:writing-mode="lr-tb"/>
    </style:style>
    <style:style style:name="gr2" style:family="graphic" style:parent-style-name="objectwithoutfill">
      <style:graphic-properties svg:stroke-width="0.159cm" svg:stroke-color="#666666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fill-color="#5983b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59cm" svg:stroke-color="#3faf46" draw:marker-start-width="0.439cm" draw:marker-end-width="0.439cm" draw:fill="none" draw:textarea-vertical-align="middle" fo:padding-top="0.205cm" fo:padding-bottom="0.205cm" fo:padding-left="0.33cm" fo:padding-right="0.33cm"/>
    </style:style>
    <style:style style:name="gr7" style:family="graphic" style:parent-style-name="objectwithoutfill">
      <style:graphic-properties svg:stroke-width="0.159cm" svg:stroke-color="#666666" draw:marker-start-width="0.438cm" draw:marker-end="" draw:marker-end-width="0.538cm" draw:fill="none" draw:textarea-vertical-align="middle" fo:padding-top="0.204cm" fo:padding-bottom="0.204cm" fo:padding-left="0.329cm" fo:padding-right="0.329cm"/>
      <style:paragraph-properties style:writing-mode="lr-tb"/>
    </style:style>
    <style:style style:name="gr8" style:family="graphic" style:parent-style-name="objectwithoutfill">
      <style:graphic-properties svg:stroke-width="0.159cm" svg:stroke-color="#666666" draw:marker-start="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c9211e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c9211e" draw:marker-start-width="0.438cm" draw:marker-end="Arrowheads_20_4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Arrow_20_Line" style:list-style-name="L1">
      <style:graphic-properties draw:textarea-vertical-align="middle" draw:line-distance="0.55cm" draw:placing="below"/>
      <style:paragraph-properties style:writing-mode="lr-tb"/>
    </style:style>
    <style:style style:name="gr12" style:family="graphic" style:parent-style-name="Arrow_20_Line">
      <style:graphic-properties draw:textarea-vertical-align="middl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T1" style:family="text">
      <style:text-properties style:text-position="33%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cm" svg:y1="14cm" svg:x2="1cm" svg:y2="6cm">
          <text:p text:style-name="P1"/>
        </draw:line>
        <draw:line draw:style-name="gr2" draw:text-style-name="P2" draw:layer="layout" svg:x1="1cm" svg:y1="14cm" svg:x2="14cm" svg:y2="14cm">
          <text:p/>
        </draw:line>
        <draw:frame draw:style-name="gr3" draw:text-style-name="P3" draw:layer="layout" svg:width="0.925cm" svg:height="0.962cm" svg:x="0cm" svg:y="10.25cm">
          <draw:text-box>
            <text:p>Y</text:p>
          </draw:text-box>
        </draw:frame>
        <draw:frame draw:style-name="gr3" draw:text-style-name="P3" draw:layer="layout" svg:width="0.925cm" svg:height="0.962cm" svg:x="6cm" svg:y="14.25cm">
          <draw:text-box>
            <text:p>X</text:p>
          </draw:text-box>
        </draw:frame>
        <draw:line draw:style-name="gr4" draw:text-style-name="P2" draw:layer="layout" svg:x1="1cm" svg:y1="14cm" svg:x2="14cm" svg:y2="7cm">
          <text:p/>
        </draw:line>
        <draw:custom-shape draw:style-name="gr5" draw:text-style-name="P4" draw:layer="layout" svg:width="0.2cm" svg:height="0.2cm" svg:x="3.6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0.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0.05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0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5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2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3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5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1.3cm" svg:y="7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4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25cm" svg:y1="12.5cm" svg:x2="6cm" svg:y2="8cm">
          <text:p/>
        </draw:line>
        <draw:custom-shape draw:style-name="gr5" draw:text-style-name="P4" draw:layer="layout" svg:width="0.2cm" svg:height="0.2cm" svg:x="4.101cm" svg:y="1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1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0.551cm" svg:y="1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251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251cm" svg:y="1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55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2.2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75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2.25cm" svg:y="9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5.501cm" svg:y="1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3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4.5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3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1.90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1.451cm" svg:y="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0.151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45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3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701cm" svg:y="10.7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6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2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401cm" svg:y="11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.353cm" svg:y1="14cm" svg:x2="16.353cm" svg:y2="6cm">
          <text:p/>
        </draw:line>
        <draw:line draw:style-name="gr8" draw:text-style-name="P2" draw:layer="layout" svg:x1="16.353cm" svg:y1="14cm" svg:x2="27.053cm" svg:y2="14cm">
          <text:p/>
        </draw:line>
        <draw:frame draw:style-name="gr3" draw:text-style-name="P3" draw:layer="layout" svg:width="0.925cm" svg:height="0.962cm" svg:x="15.353cm" svg:y="10.25cm">
          <draw:text-box>
            <text:p>Y</text:p>
          </draw:text-box>
        </draw:frame>
        <draw:frame draw:style-name="gr3" draw:text-style-name="P3" draw:layer="layout" svg:width="0.925cm" svg:height="0.962cm" svg:x="21.353cm" svg:y="14.25cm">
          <draw:text-box>
            <text:p>X</text:p>
          </draw:text-box>
        </draw:frame>
        <draw:line draw:style-name="gr4" draw:text-style-name="P2" draw:layer="layout" svg:x1="16.4cm" svg:y1="14cm" svg:x2="26.4cm" svg:y2="9cm">
          <text:p/>
        </draw:line>
        <draw:line draw:style-name="gr9" draw:text-style-name="P2" draw:layer="layout" svg:x1="16.35cm" svg:y1="14cm" svg:x2="18.35cm" svg:y2="14cm">
          <text:p/>
        </draw:line>
        <draw:line draw:style-name="gr10" draw:text-style-name="P2" draw:layer="layout" svg:x1="18.35cm" svg:y1="14.05cm" svg:x2="18.35cm" svg:y2="13.05cm">
          <text:p/>
        </draw:line>
        <draw:measure draw:style-name="gr11" draw:text-style-name="P5" draw:layer="measurelines" svg:x1="16.35cm" svg:y1="14cm" svg:x2="18.35cm" svg:y2="14cm">
          <text:p text:style-name="P5"><text:measure text:kind="gap"/><text:measure text:kind="value">2</text:measure><text:s/></text:p>
        </draw:measure>
        <draw:measure draw:style-name="gr12" draw:text-style-name="P1" draw:layer="measurelines" svg:x1="18.75cm" svg:y1="13cm" svg:x2="18.75cm" svg:y2="14cm">
          <text:p text:style-name="P5"><text:measure text:kind="gap"/><text:measure text:kind="value">1</text:measure></text:p>
        </draw:measure>
        <draw:measure draw:style-name="gr13" draw:text-style-name="P5" draw:layer="measurelines" svg:x1="16.295cm" svg:y1="14cm" svg:x2="18.295cm" svg:y2="13cm">
          <text:p text:style-name="P5"><text:measure text:kind="gap"/><text:measure text:kind="value">2.24</text:measure></text:p>
        </draw:measure>
        <draw:frame draw:style-name="gr3" draw:text-style-name="P8" draw:layer="layout" svg:width="3.779cm" svg:height="1.916cm" svg:x="17.25cm" svg:y="6cm">
          <draw:text-box>
            <text:p text:style-name="P6">C<text:span text:style-name="T1">2</text:span> = a<text:span text:style-name="T1">2</text:span> +b<text:span text:style-name="T1">2</text:span></text:p>
            <text:p text:style-name="P6">C<text:span text:style-name="T1">2</text:span> = 2<text:span text:style-name="T1">2</text:span> + 1<text:span text:style-name="T1">2</text:span></text:p>
            <text:p text:style-name="P7"><text:span text:style-name="T2">C = </text:span><text:span text:style-name="T3">√5 = 2.236</text:span></text:p>
          </draw:text-box>
        </draw:frame>
        <draw:frame draw:style-name="gr3" draw:text-style-name="P8" draw:layer="layout" svg:width="7.419cm" svg:height="1.361cm" svg:x="17.25cm" svg:y="8.139cm">
          <draw:text-box>
            <text:p text:style-name="P6">Scale down to Unit vector</text:p>
            <text:p text:style-name="P6">2/2.236; 1/2.236 = 0.894, 0.44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9T16:08:06.855484811</meta:creation-date>
    <dc:date>2024-03-29T17:44:04.709380253</dc:date>
    <meta:editing-duration>PT11M30S</meta:editing-duration>
    <meta:editing-cycles>2</meta:editing-cycles>
    <meta:generator>LibreOffice/7.3.7.2$Linux_X86_64 LibreOffice_project/30$Build-2</meta:generator>
    <meta:document-statistic meta:object-count="54"/>
  </office:meta>
</office:document-meta>
</file>